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>
      <style:paragraph-properties fo:margin-top="0cm" fo:margin-bottom="0cm" style:contextual-spacing="false"/>
    </style:style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6">
      <style:paragraph-properties fo:margin-top="0cm" fo:margin-bottom="0cm" style:contextual-spacing="false"/>
    </style:style>
    <style:style style:name="P26" style:family="paragraph" style:parent-style-name="Text_20_body" style:list-style-name="L17">
      <style:paragraph-properties fo:margin-top="0cm" fo:margin-bottom="0cm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>
      <style:paragraph-properties fo:margin-top="0cm" fo:margin-bottom="0cm" style:contextual-spacing="false"/>
    </style:style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 style:list-style-name="L27">
      <style:paragraph-properties fo:margin-top="0cm" fo:margin-bottom="0cm" style:contextual-spacing="false"/>
    </style:style>
    <style:style style:name="P42" style:family="paragraph" style:parent-style-name="Text_20_body" style:list-style-name="L28"/>
    <style:style style:name="P43" style:family="paragraph" style:parent-style-name="Text_20_body" style:list-style-name="L28">
      <style:paragraph-properties fo:margin-top="0cm" fo:margin-bottom="0cm" style:contextual-spacing="false"/>
    </style:style>
    <style:style style:name="P44" style:family="paragraph" style:parent-style-name="Text_20_body" style:list-style-name="L29"/>
    <style:style style:name="P45" style:family="paragraph" style:parent-style-name="Text_20_body" style:list-style-name="L29">
      <style:paragraph-properties fo:margin-top="0cm" fo:margin-bottom="0cm" style:contextual-spacing="false"/>
    </style:style>
    <style:style style:name="P46" style:family="paragraph" style:parent-style-name="Text_20_body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diagrama muestra la estructura de una base de datos relacional con varias tablas y sus relaciones. A continuación te explico cada tabla y sus relaciones:</text:p>
      <text:list text:style-name="L1">
        <text:list-item>
          <text:p text:style-name="P1"><text:span text:style-name="Strong_20_Emphasis">Tabla </text:span><text:span text:style-name="Strong_20_Emphasis"><text:span text:style-name="Source_20_Text">clientes</text:span></text:span>:</text:p>
          <text:list>
            <text:list-item>
              <text:p text:style-name="P2">Esta tabla contiene información sobre los clientes. </text:p>
            </text:list-item>
            <text:list-item>
              <text:p text:style-name="P2">Columnas principales: </text:p>
              <text:list>
                <text:list-item>
                  <text:p text:style-name="P2"><text:span text:style-name="Source_20_Text">cliente_id</text:span>: Clave primaria (identificador único del cliente). </text:p>
                </text:list-item>
                <text:list-item>
                  <text:p text:style-name="P2"><text:span text:style-name="Source_20_Text">nombre</text:span>, <text:span text:style-name="Source_20_Text">email</text:span>, <text:span text:style-name="Source_20_Text">telefono</text:span>, <text:span text:style-name="Source_20_Text">direccion</text:span>, <text:span text:style-name="Source_20_Text">nit</text:span>: Información del cliente. </text:p>
                </text:list-item>
              </text:list>
            </text:list-item>
            <text:list-item>
              <text:p text:style-name="P2">Relaciones: </text:p>
              <text:list>
                <text:list-item>
                  <text:p text:style-name="P1">Un cliente tiene una relación con la tabla <text:span text:style-name="Source_20_Text">piscinas</text:span>, ya que un cliente puede poseer una o más piscinas.</text:p>
                </text:list-item>
              </text:list>
            </text:list-item>
          </text:list>
        </text:list-item>
      </text:list>
      <text:p text:style-name="Text_20_body"/>
      <text:list text:style-name="L2">
        <text:list-item>
          <text:p text:style-name="P3"><text:span text:style-name="Strong_20_Emphasis">Tabla </text:span><text:span text:style-name="Strong_20_Emphasis"><text:span text:style-name="Source_20_Text">piscinas</text:span></text:span>:</text:p>
        </text:list-item>
      </text:list>
      <text:list text:style-name="L3">
        <text:list-item>
          <text:p text:style-name="P4">Esta tabla almacena información sobre las piscinas. </text:p>
        </text:list-item>
        <text:list-item>
          <text:p text:style-name="P4">Columnas principales: </text:p>
          <text:list>
            <text:list-item>
              <text:p text:style-name="P4"><text:span text:style-name="Source_20_Text">piscina_id</text:span>: Clave primaria (identificador único de la piscina). </text:p>
            </text:list-item>
            <text:list-item>
              <text:p text:style-name="P4"><text:span text:style-name="Source_20_Text">nombre</text:span>, <text:span text:style-name="Source_20_Text">ubicacion</text:span>: Información sobre la piscina. </text:p>
            </text:list-item>
            <text:list-item>
              <text:p text:style-name="P4"><text:span text:style-name="Source_20_Text">cliente_id</text:span>: Relación con la tabla <text:span text:style-name="Source_20_Text">clientes</text:span>, indicando que una piscina pertenece a un cliente. </text:p>
            </text:list-item>
          </text:list>
        </text:list-item>
        <text:list-item>
          <text:p text:style-name="P4">Relaciones: </text:p>
          <text:list>
            <text:list-item>
              <text:p text:style-name="P4">Relacionada con la tabla <text:span text:style-name="Source_20_Text">estado_piscinas</text:span> para almacenar estados relacionados con cada piscina. </text:p>
            </text:list-item>
            <text:list-item>
              <text:p text:style-name="P5">Relacionada con <text:span text:style-name="Source_20_Text">piscinas_administradores</text:span> para gestionar qué administrador se encarga de una piscina.</text:p>
            </text:list-item>
          </text:list>
        </text:list-item>
      </text:list>
      <text:p text:style-name="Text_20_body"/>
      <text:list text:style-name="L4">
        <text:list-item>
          <text:p text:style-name="P6"><text:span text:style-name="Strong_20_Emphasis">Tabla </text:span><text:span text:style-name="Strong_20_Emphasis"><text:span text:style-name="Source_20_Text">estado_piscinas</text:span></text:span>:</text:p>
        </text:list-item>
      </text:list>
      <text:list text:style-name="L5">
        <text:list-item>
          <text:p text:style-name="P7">Esta tabla contiene información sobre el estado de las piscinas. </text:p>
        </text:list-item>
        <text:list-item>
          <text:p text:style-name="P7">Columnas principales: </text:p>
          <text:list>
            <text:list-item>
              <text:p text:style-name="P7"><text:span text:style-name="Source_20_Text">state_id</text:span>: Clave primaria. </text:p>
            </text:list-item>
            <text:list-item>
              <text:p text:style-name="P7"><text:span text:style-name="Source_20_Text">piscina_id</text:span>: Clave foránea que se refiere a la tabla <text:span text:style-name="Source_20_Text">piscinas</text:span>. </text:p>
            </text:list-item>
            <text:list-item>
              <text:p text:style-name="P8"><text:span text:style-name="Source_20_Text">fecha_registro</text:span>, <text:span text:style-name="Source_20_Text">ph</text:span>, <text:span text:style-name="Source_20_Text">orp</text:span>, <text:span text:style-name="Source_20_Text">st_bombas</text:span>, <text:span text:style-name="Source_20_Text">st_light</text:span>: Información sobre el estado de la piscina (como el nivel de pH, oxígeno, bombas y luces). </text:p>
            </text:list-item>
          </text:list>
        </text:list-item>
      </text:list>
      <text:list text:style-name="L6">
        <text:list-item>
          <text:p text:style-name="P9"><text:span text:style-name="Strong_20_Emphasis">Tabla </text:span><text:span text:style-name="Strong_20_Emphasis"><text:span text:style-name="Source_20_Text">usuarios</text:span></text:span>:</text:p>
        </text:list-item>
      </text:list>
      <text:list text:style-name="L7">
        <text:list-item>
          <text:p text:style-name="P10">Esta tabla contiene la información de los usuarios. </text:p>
        </text:list-item>
        <text:list-item>
          <text:p text:style-name="P10">Columnas principales: </text:p>
          <text:list>
            <text:list-item>
              <text:p text:style-name="P11"><text:span text:style-name="Source_20_Text">user_id</text:span>: Clave primaria (identificador único del usuario).</text:p>
            </text:list-item>
          </text:list>
        </text:list-item>
      </text:list>
      <text:p text:style-name="Text_20_body"/>
      <text:list text:style-name="L8">
        <text:list-item>
          <text:p text:style-name="P12"><text:soft-page-break/><text:span text:style-name="Source_20_Text">username</text:span>, <text:span text:style-name="Source_20_Text">email</text:span>, <text:span text:style-name="Source_20_Text">password</text:span>, <text:span text:style-name="Source_20_Text">lastname</text:span>: Información del usuario. </text:p>
          <text:list>
            <text:list-item>
              <text:p text:style-name="P12"><text:span text:style-name="Source_20_Text">userRole</text:span>: Rol del usuario. </text:p>
            </text:list-item>
          </text:list>
        </text:list-item>
        <text:list-item>
          <text:p text:style-name="P12">Relaciones: </text:p>
          <text:list>
            <text:list-item>
              <text:p text:style-name="P13">Relacionada con la tabla <text:span text:style-name="Source_20_Text">usuarios_piscinas_administradores</text:span> para asociar administradores con piscinas. </text:p>
            </text:list-item>
          </text:list>
        </text:list-item>
      </text:list>
      <text:list text:style-name="L9">
        <text:list-item>
          <text:p text:style-name="P14"><text:span text:style-name="Strong_20_Emphasis">Tabla </text:span><text:span text:style-name="Strong_20_Emphasis"><text:span text:style-name="Source_20_Text">piscinas_administradores</text:span></text:span>:</text:p>
        </text:list-item>
      </text:list>
      <text:list text:style-name="L10">
        <text:list-item>
          <text:p text:style-name="P15">Relaciona las piscinas con sus administradores. </text:p>
        </text:list-item>
        <text:list-item>
          <text:p text:style-name="P15">Columnas principales: </text:p>
          <text:list>
            <text:list-item>
              <text:p text:style-name="P15"><text:span text:style-name="Source_20_Text">piscina_id</text:span>: Clave foránea que se refiere a la tabla <text:span text:style-name="Source_20_Text">piscinas</text:span>. </text:p>
            </text:list-item>
            <text:list-item>
              <text:p text:style-name="P16"><text:span text:style-name="Source_20_Text">administrador_id</text:span>: Clave foránea que se refiere a los administradores.</text:p>
            </text:list-item>
          </text:list>
        </text:list-item>
      </text:list>
      <text:p text:style-name="Text_20_body"/>
      <text:list text:style-name="L11">
        <text:list-item>
          <text:p text:style-name="P17"><text:span text:style-name="Strong_20_Emphasis">Tabla </text:span><text:span text:style-name="Strong_20_Emphasis"><text:span text:style-name="Source_20_Text">usuarios_piscinas_administradores</text:span></text:span>:</text:p>
        </text:list-item>
      </text:list>
      <text:list text:style-name="L12">
        <text:list-item>
          <text:p text:style-name="P18">Tabla que gestiona la relación entre los administradores y las piscinas. </text:p>
        </text:list-item>
        <text:list-item>
          <text:p text:style-name="P18">Columnas principales: </text:p>
          <text:list>
            <text:list-item>
              <text:p text:style-name="P18"><text:span text:style-name="Source_20_Text">usuarios_user_id</text:span>: Clave foránea que se refiere a los usuarios. </text:p>
            </text:list-item>
            <text:list-item>
              <text:p text:style-name="P18"><text:span text:style-name="Source_20_Text">piscinas_administradores_administrador_id</text:span>: Clave foránea que se refiere a los administradores de piscinas. </text:p>
            </text:list-item>
          </text:list>
        </text:list-item>
        <text:list-item>
          <text:p text:style-name="P19">Esta tabla parece estar diseñada para permitir asignar administradores a diferentes piscinas. </text:p>
        </text:list-item>
      </text:list>
      <text:list text:style-name="L13">
        <text:list-item>
          <text:p text:style-name="P20"><text:span text:style-name="Strong_20_Emphasis">Tabla </text:span><text:span text:style-name="Strong_20_Emphasis"><text:span text:style-name="Source_20_Text">piscinas_administradores_piscinas</text:span></text:span>:</text:p>
        </text:list-item>
      </text:list>
      <text:list text:style-name="L14">
        <text:list-item>
          <text:p text:style-name="P21">Una tabla adicional que parece conectar administradores con múltiples piscinas a través de claves foráneas.</text:p>
        </text:list-item>
      </text:list>
      <text:h text:style-name="Heading_20_3" text:outline-level="3">Interpretación General:</text:h>
      <text:list text:style-name="L15">
        <text:list-item>
          <text:p text:style-name="P22">Un cliente puede poseer varias piscinas. </text:p>
        </text:list-item>
        <text:list-item>
          <text:p text:style-name="P22">Cada piscina tiene un estado registrado que incluye detalles como pH, bombas, etc. </text:p>
        </text:list-item>
        <text:list-item>
          <text:p text:style-name="P22">Los administradores están relacionados con las piscinas a través de la tabla <text:span text:style-name="Source_20_Text">usuarios_piscinas_administradores</text:span>. </text:p>
        </text:list-item>
        <text:list-item>
          <text:p text:style-name="P23">La tabla <text:span text:style-name="Source_20_Text">usuarios</text:span> define a los usuarios del sistema, quienes pueden tener el rol de administradores de piscinas. </text:p>
        </text:list-item>
      </text:list>
      <text:p text:style-name="Text_20_body">Este esquema de base de datos está bien estructurado para gestionar clientes, piscinas y el estado de cada piscina, así como los administradores que las gestionan.</text:p>
      <text:h text:style-name="Heading_20_3" text:outline-level="3">Flujo General de Información</text:h>
      <text:list text:style-name="L16">
        <text:list-item>
          <text:p text:style-name="P24"><text:span text:style-name="Strong_20_Emphasis">Registro de Cliente y Piscina</text:span>:</text:p>
          <text:list>
            <text:list-item>
              <text:p text:style-name="P25">Un cliente se registra en la plataforma, ingresando su información personal (nombre, email, teléfono, etc.). </text:p>
            </text:list-item>
            <text:list-item>
              <text:p text:style-name="P25"><text:soft-page-break/>Después del registro, el cliente puede añadir una o más piscinas que posea, completando los detalles de la piscina (nombre, ubicación, etc.). </text:p>
            </text:list-item>
            <text:list-item>
              <text:p text:style-name="P24">En este punto, el sistema guarda la información en la tabla <text:span text:style-name="Source_20_Text">clientes</text:span> y las piscinas correspondientes en la tabla <text:span text:style-name="Source_20_Text">piscinas</text:span>, asociando el <text:span text:style-name="Source_20_Text">cliente_id</text:span> con cada piscina. </text:p>
            </text:list-item>
          </text:list>
          <text:p text:style-name="P24"><text:span text:style-name="Strong_20_Emphasis">Ejemplo</text:span>:</text:p>
        </text:list-item>
      </text:list>
      <text:list text:style-name="L17">
        <text:list-item>
          <text:p text:style-name="P26">Cliente: <text:span text:style-name="Strong_20_Emphasis">Juan Pérez</text:span>. </text:p>
        </text:list-item>
        <text:list-item>
          <text:p text:style-name="P27">Piscina(s): <text:span text:style-name="Strong_20_Emphasis">Piscina 1</text:span> en la ubicación <text:span text:style-name="Strong_20_Emphasis">Calle 123</text:span>. </text:p>
        </text:list-item>
      </text:list>
      <text:list text:style-name="L18">
        <text:list-item>
          <text:p text:style-name="P28"><text:span text:style-name="Strong_20_Emphasis">Asignación de Administradores</text:span>:</text:p>
        </text:list-item>
      </text:list>
      <text:list text:style-name="L19">
        <text:list-item>
          <text:p text:style-name="P29">Un administrador del sistema (usuario con rol de administrador) es asignado a una o más piscinas para gestionarlas. Esto se realiza mediante la tabla intermedia <text:span text:style-name="Source_20_Text">usuarios_piscinas_administradores</text:span>. </text:p>
        </text:list-item>
        <text:list-item>
          <text:p text:style-name="P30">El administrador puede tener permisos para visualizar el estado de la piscina, modificar algunos parámetros y controlar funciones relacionadas con el mantenimiento. </text:p>
        </text:list-item>
      </text:list>
      <text:p text:style-name="Text_20_body"><text:span text:style-name="Strong_20_Emphasis">Ejemplo</text:span>:</text:p>
      <text:list text:style-name="L20">
        <text:list-item>
          <text:p text:style-name="P31">El administrador <text:span text:style-name="Strong_20_Emphasis">Carlos López</text:span> es asignado a la piscina <text:span text:style-name="Strong_20_Emphasis">Piscina 1</text:span> de <text:span text:style-name="Strong_20_Emphasis">Juan Pérez</text:span>. </text:p>
        </text:list-item>
      </text:list>
      <text:list text:style-name="L21">
        <text:list-item>
          <text:p text:style-name="P32"><text:span text:style-name="Strong_20_Emphasis">Monitoreo del Estado de las Piscinas</text:span>:</text:p>
        </text:list-item>
      </text:list>
      <text:list text:style-name="L22">
        <text:list-item>
          <text:p text:style-name="P33">Una vez asignada la piscina, se registran los datos de estado en la tabla <text:span text:style-name="Source_20_Text">estado_piscinas</text:span>. Esta tabla almacena información como pH, niveles de oxígeno, estado de las bombas, luces, y otros</text:p>
        </text:list-item>
      </text:list>
      <text:list text:style-name="L23">
        <text:list-item>
          <text:p text:style-name="P34">parámetros importantes para el mantenimiento de la piscina. </text:p>
        </text:list-item>
        <text:list-item>
          <text:p text:style-name="P35">El estado puede actualizarse manualmente o automáticamente a intervalos regulares para mantener un historial de la piscina. </text:p>
        </text:list-item>
      </text:list>
      <text:p text:style-name="Text_20_body"><text:span text:style-name="Strong_20_Emphasis">Ejemplo</text:span>:</text:p>
      <text:list text:style-name="L24">
        <text:list-item>
          <text:p text:style-name="P36">La piscina <text:span text:style-name="Strong_20_Emphasis">Piscina 1</text:span> tiene un pH de 7.2, un nivel de ORP de 600 mV y las bombas están en funcionamiento. </text:p>
        </text:list-item>
      </text:list>
      <text:list text:style-name="L25">
        <text:list-item>
          <text:p text:style-name="P37"><text:span text:style-name="Strong_20_Emphasis">Interacción del Administrador</text:span>:</text:p>
        </text:list-item>
      </text:list>
      <text:list text:style-name="L26">
        <text:list-item>
          <text:p text:style-name="P38">El administrador de la piscina puede monitorear el estado desde el panel de administración. </text:p>
        </text:list-item>
        <text:list-item>
          <text:p text:style-name="P38">Si hay algún problema, como un pH incorrecto o fallas en el sistema de luces o bombas, el administrador puede tomar acciones correctivas (por ejemplo, activar las bombas o ajustar el pH). </text:p>
        </text:list-item>
        <text:list-item>
          <text:p text:style-name="P39">Las acciones realizadas por el administrador pueden actualizar el estado en la tabla <text:span text:style-name="Source_20_Text">estado_piscinas</text:span> o generar alertas en caso de parámetros anómalos.</text:p>
        </text:list-item>
      </text:list>
      <text:list text:style-name="L27">
        <text:list-item>
          <text:p text:style-name="P40"><text:span text:style-name="Strong_20_Emphasis">Ejemplo</text:span>:</text:p>
          <text:list>
            <text:list-item>
              <text:p text:style-name="P41">El administrador <text:span text:style-name="Strong_20_Emphasis">Carlos López</text:span> revisa el estado de la piscina <text:span text:style-name="Strong_20_Emphasis">Piscina 1</text:span> y nota que el pH es muy bajo. Puede entonces activar un proceso correctivo. </text:p>
            </text:list-item>
          </text:list>
        </text:list-item>
        <text:list-item>
          <text:p text:style-name="P40"><text:soft-page-break/><text:span text:style-name="Strong_20_Emphasis">Visualización y Reportes</text:span>:</text:p>
          <text:list>
            <text:list-item>
              <text:p text:style-name="P41">El cliente o administrador puede generar reportes de los estados históricos de sus piscinas, visualizando el estado a lo largo del tiempo. </text:p>
            </text:list-item>
            <text:list-item>
              <text:p text:style-name="P41">Esta información puede estar disponible en forma de gráficos o tablas, mostrando el pH, ORP, y otros parámetros clave para la salud de la piscina. </text:p>
            </text:list-item>
          </text:list>
        </text:list-item>
        <text:list-item>
          <text:p text:style-name="P40"><text:span text:style-name="Strong_20_Emphasis">Notificaciones y Alertas</text:span>:</text:p>
          <text:list>
            <text:list-item>
              <text:p text:style-name="P41">Si algún parámetro está fuera del rango ideal (por ejemplo, si el nivel de pH es demasiado bajo o alto), el sistema puede enviar notificaciones al administrador y al cliente. </text:p>
            </text:list-item>
            <text:list-item>
              <text:p text:style-name="P40">Estas alertas permiten tomar decisiones más rápidas para evitar problemas mayores en las piscinas. </text:p>
            </text:list-item>
          </text:list>
        </text:list-item>
      </text:list>
      <text:h text:style-name="Heading_20_3" text:outline-level="3">Detalle del Flujo por Tabla:</text:h>
      <text:list text:style-name="L28">
        <text:list-item>
          <text:p text:style-name="P42"><text:span text:style-name="Strong_20_Emphasis">Tabla </text:span><text:span text:style-name="Strong_20_Emphasis"><text:span text:style-name="Source_20_Text">clientes</text:span></text:span>:</text:p>
          <text:list>
            <text:list-item>
              <text:p text:style-name="P43">Contiene la información básica del cliente. </text:p>
            </text:list-item>
            <text:list-item>
              <text:p text:style-name="P43">Relacionada con <text:span text:style-name="Source_20_Text">piscinas</text:span> para saber qué piscinas posee cada cliente. </text:p>
            </text:list-item>
            <text:list-item>
              <text:p text:style-name="P43">Cuando se registra un cliente, se guarda su información aquí. </text:p>
            </text:list-item>
          </text:list>
        </text:list-item>
        <text:list-item>
          <text:p text:style-name="P42"><text:span text:style-name="Strong_20_Emphasis">Tabla </text:span><text:span text:style-name="Strong_20_Emphasis"><text:span text:style-name="Source_20_Text">piscinas</text:span></text:span>:</text:p>
          <text:list>
            <text:list-item>
              <text:p text:style-name="P43">Registra las piscinas asociadas a un cliente. </text:p>
            </text:list-item>
            <text:list-item>
              <text:p text:style-name="P43">Relacionada con <text:span text:style-name="Source_20_Text">clientes</text:span> (un cliente puede tener varias piscinas). </text:p>
            </text:list-item>
            <text:list-item>
              <text:p text:style-name="P43">La información de cada piscina (nombre, ubicación) se guarda aquí. </text:p>
            </text:list-item>
          </text:list>
        </text:list-item>
        <text:list-item>
          <text:p text:style-name="P42"><text:span text:style-name="Strong_20_Emphasis">Tabla </text:span><text:span text:style-name="Strong_20_Emphasis"><text:span text:style-name="Source_20_Text">usuarios</text:span></text:span>:</text:p>
          <text:list>
            <text:list-item>
              <text:p text:style-name="P43">Contiene los detalles de los usuarios que pueden ser clientes o administradores. </text:p>
            </text:list-item>
            <text:list-item>
              <text:p text:style-name="P43">Los administradores se relacionan con las piscinas a través de <text:span text:style-name="Source_20_Text">usuarios_piscinas_administradores</text:span>. </text:p>
            </text:list-item>
          </text:list>
        </text:list-item>
        <text:list-item>
          <text:p text:style-name="P42"><text:span text:style-name="Strong_20_Emphasis">Tabla </text:span><text:span text:style-name="Strong_20_Emphasis"><text:span text:style-name="Source_20_Text">usuarios_piscinas_administradores</text:span></text:span>:</text:p>
          <text:list>
            <text:list-item>
              <text:p text:style-name="P43">Tabla intermedia que asocia administradores con las piscinas que gestionan. </text:p>
            </text:list-item>
            <text:list-item>
              <text:p text:style-name="P43">Un administrador puede gestionar varias piscinas y una piscina puede tener múltiples administradores. </text:p>
            </text:list-item>
          </text:list>
        </text:list-item>
        <text:list-item>
          <text:p text:style-name="P42"><text:span text:style-name="Strong_20_Emphasis">Tabla </text:span><text:span text:style-name="Strong_20_Emphasis"><text:span text:style-name="Source_20_Text">estado_piscinas</text:span></text:span>:</text:p>
          <text:list>
            <text:list-item>
              <text:p text:style-name="P43">Registra el estado de las piscinas a lo largo del tiempo (pH, bombas, luces, etc.). </text:p>
            </text:list-item>
            <text:list-item>
              <text:p text:style-name="P43">Relacionada con <text:span text:style-name="Source_20_Text">piscinas</text:span> a través de <text:span text:style-name="Source_20_Text">piscina_id</text:span>. </text:p>
            </text:list-item>
            <text:list-item>
              <text:p text:style-name="P42">Cada actualización del estado se guarda aquí, permitiendo un seguimiento del historial. </text:p>
            </text:list-item>
          </text:list>
        </text:list-item>
      </text:list>
      <text:h text:style-name="Heading_20_3" text:outline-level="3">Ejemplo de Flujo Completo:</text:h>
      <text:list text:style-name="L29">
        <text:list-item>
          <text:p text:style-name="P44"><text:span text:style-name="Strong_20_Emphasis">Registro del Cliente</text:span>: Juan Pérez se registra como cliente.</text:p>
          <text:list>
            <text:list-item>
              <text:p text:style-name="P45">Se inserta su información en la tabla <text:span text:style-name="Source_20_Text">clientes</text:span>. </text:p>
            </text:list-item>
          </text:list>
        </text:list-item>
        <text:list-item>
          <text:p text:style-name="P44"><text:span text:style-name="Strong_20_Emphasis">Registro de la Piscina</text:span>: Juan Pérez registra la <text:span text:style-name="Strong_20_Emphasis">Piscina 1</text:span>.</text:p>
          <text:list>
            <text:list-item>
              <text:p text:style-name="P45"><text:soft-page-break/>Se inserta un registro en la tabla <text:span text:style-name="Source_20_Text">piscinas</text:span> con los detalles de la piscina y su relación con el cliente. </text:p>
            </text:list-item>
          </text:list>
        </text:list-item>
        <text:list-item>
          <text:p text:style-name="P44"><text:span text:style-name="Strong_20_Emphasis">Asignación de Administrador</text:span>: El administrador <text:span text:style-name="Strong_20_Emphasis">Carlos López</text:span> es asignado para gestionar <text:span text:style-name="Strong_20_Emphasis">Piscina 1</text:span>.</text:p>
          <text:list>
            <text:list-item>
              <text:p text:style-name="P45">La tabla <text:span text:style-name="Source_20_Text">usuarios_piscinas_administradores</text:span> guarda esta relación. </text:p>
            </text:list-item>
          </text:list>
        </text:list-item>
        <text:list-item>
          <text:p text:style-name="P44"><text:span text:style-name="Strong_20_Emphasis">Registro del Estado de la Piscina</text:span>: La piscina <text:span text:style-name="Strong_20_Emphasis">Piscina 1</text:span> tiene un pH de 7.2 y las bombas están activas.</text:p>
          <text:list>
            <text:list-item>
              <text:p text:style-name="P45">Se inserta un registro en la tabla <text:span text:style-name="Source_20_Text">estado_piscinas</text:span>. </text:p>
            </text:list-item>
          </text:list>
        </text:list-item>
        <text:list-item>
          <text:p text:style-name="P44"><text:span text:style-name="Strong_20_Emphasis">Actualización del Estado</text:span>: <text:span text:style-name="Strong_20_Emphasis">Carlos López</text:span> realiza un mantenimiento y ajusta el pH de la piscina.</text:p>
          <text:list>
            <text:list-item>
              <text:p text:style-name="P45">El nuevo estado se registra en <text:span text:style-name="Source_20_Text">estado_piscinas</text:span>. </text:p>
            </text:list-item>
          </text:list>
        </text:list-item>
        <text:list-item>
          <text:p text:style-name="P44"><text:span text:style-name="Strong_20_Emphasis">Alertas y Reportes</text:span>: El sistema detecta un pH anómalo y envía una notificación.</text:p>
          <text:list>
            <text:list-item>
              <text:p text:style-name="P44">Los reportes se pueden generar para revisar el historial. </text:p>
            </text:list-item>
          </text:list>
        </text:list-item>
      </text:list>
      <text:h text:style-name="Heading_20_3" text:outline-level="3">Conclusión:</text:h>
      <text:p text:style-name="Text_20_body">Este flujo de información te permitirá gestionar eficientemente las relaciones entre los clientes, piscinas, administradores y el estado de las piscinas. La clave es tener bien definidas las relaciones entre las tablas y utilizar mecanismos de monitoreo y notificación para mantener las piscinas en buen estado.</text:p>
      <text:p text:style-name="P46">4o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2:36:53.015000000</meta:creation-date>
    <dc:date>2025-03-22T12:52:54.506000000</dc:date>
    <meta:editing-duration>PT5M37S</meta:editing-duration>
    <meta:editing-cycles>1</meta:editing-cycles>
    <meta:document-statistic meta:table-count="0" meta:image-count="0" meta:object-count="0" meta:page-count="5" meta:paragraph-count="116" meta:word-count="1267" meta:character-count="8160" meta:non-whitespace-character-count="7041"/>
    <meta:generator>LibreOffice/24.8.5.2$Windows_X86_64 LibreOffice_project/fddf2685c70b461e7832239a0162a77216259f22</meta:generator>
  </office:meta>
</office:document-meta>
</file>